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ff00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Dashed_20__28_var_29_" svg:stroke-width="0.05cm" svg:stroke-color="#0047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" svg:stroke-width="0.05cm" svg:stroke-color="#ff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text-shadow="1pt 1pt" fo:font-weight="bold" style:font-weight-asian="bold" style:font-weight-complex="bold"/>
    </style:style>
    <style:style style:name="P3" style:family="paragraph">
      <style:paragraph-properties fo:text-align="start"/>
      <style:text-properties fo:color="#0000ff" fo:text-shadow="1pt 1pt" fo:font-weight="bold" style:font-weight-asian="bold" style:font-weight-complex="bold"/>
    </style:style>
    <style:style style:name="P4" style:family="paragraph">
      <style:paragraph-properties fo:text-align="center"/>
      <style:text-properties fo:text-shadow="1pt 1pt" fo:font-weight="bold" style:font-weight-asian="bold" style:font-weight-complex="bold"/>
    </style:style>
    <style:style style:name="P5" style:family="paragraph">
      <style:paragraph-properties fo:text-align="center"/>
      <style:text-properties fo:color="#ff00ff" fo:text-shadow="1pt 1pt"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ff" fo:text-shadow="1pt 1pt" fo:font-weight="bold" style:font-weight-asian="bold" style:font-weight-complex="bold"/>
    </style:style>
    <style:style style:name="T3" style:family="text">
      <style:text-properties fo:color="#0000ff" fo:font-size="11pt" fo:text-shadow="1pt 1pt" fo:font-weight="bold" style:font-size-asian="11pt" style:font-weight-asian="bold" style:font-size-complex="11pt" style:font-weight-complex="bold"/>
    </style:style>
    <style:style style:name="T4" style:family="text">
      <style:text-properties fo:color="#ff00ff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1cm" svg:height="0.7cm" svg:x="7.9cm" svg:y="2.7cm">
          <text:p text:style-name="P1">N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1cm" svg:height="0.7cm" svg:x="4.1cm" svg:y="4cm">
          <text:p text:style-name="P1">N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1cm" svg:height="0.7cm" svg:x="7.9cm" svg:y="4cm">
          <text:p text:style-name="P1">N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1cm" svg:height="0.7cm" svg:x="10.3cm" svg:y="4cm">
          <text:p text:style-name="P1">N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1cm" svg:height="0.7cm" svg:x="4cm" svg:y="5.3cm">
          <text:p text:style-name="P1">N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1cm" svg:height="0.7cm" svg:x="6.2cm" svg:y="5.3cm">
          <text:p text:style-name="P1">N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1cm" svg:height="0.7cm" svg:x="10.6cm" svg:y="5.3cm">
          <text:p text:style-name="P1">N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1cm" svg:height="0.7cm" svg:x="8.4cm" svg:y="5.3cm">
          <text:p text:style-name="P1">N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15cm" svg:y1="4cm" svg:x2="8.95cm" svg:y2="3.4cm" draw:start-shape="id1" draw:start-glue-point="4" draw:end-shape="id2" draw:end-glue-point="8" svg:d="M5150 4000l3800-600" svg:viewBox="0 0 3801 601">
          <text:p/>
        </draw:connector>
        <draw:connector draw:style-name="gr2" draw:text-style-name="P1" draw:layer="layout" draw:type="line" svg:x1="8.95cm" svg:y1="3.4cm" svg:x2="8.95cm" svg:y2="4cm" draw:start-shape="id2" draw:end-shape="id3" draw:end-glue-point="4" svg:d="M8950 3400v600" svg:viewBox="0 0 1 601">
          <text:p/>
        </draw:connector>
        <draw:connector draw:style-name="gr2" draw:text-style-name="P1" draw:layer="layout" draw:type="line" svg:x1="8.95cm" svg:y1="3.4cm" svg:x2="11.35cm" svg:y2="4cm" draw:start-shape="id2" draw:start-glue-point="8" draw:end-shape="id4" draw:end-glue-point="4" svg:d="M8950 3400l2400 600" svg:viewBox="0 0 2401 601">
          <text:p/>
        </draw:connector>
        <draw:connector draw:style-name="gr3" draw:text-style-name="P1" draw:layer="layout" draw:type="line" svg:x1="5.15cm" svg:y1="4.7cm" svg:x2="5.05cm" svg:y2="5.3cm" draw:start-shape="id1" draw:start-glue-point="8" draw:end-shape="id5" draw:end-glue-point="4" svg:d="M5150 4700l-100 600" svg:viewBox="0 0 101 601">
          <text:p/>
        </draw:connector>
        <draw:connector draw:style-name="gr3" draw:text-style-name="P1" draw:layer="layout" draw:type="line" svg:x1="8.95cm" svg:y1="4.7cm" svg:x2="7.25cm" svg:y2="5.3cm" draw:start-shape="id3" draw:start-glue-point="8" draw:end-shape="id6" draw:end-glue-point="4" svg:d="M8950 4700l-1700 600" svg:viewBox="0 0 1701 601">
          <text:p/>
        </draw:connector>
        <draw:connector draw:style-name="gr3" draw:text-style-name="P1" draw:layer="layout" draw:type="line" svg:x1="8.95cm" svg:y1="4.7cm" svg:x2="9.45cm" svg:y2="5.3cm" draw:start-shape="id3" draw:start-glue-point="8" draw:end-shape="id7" draw:end-glue-point="4" svg:d="M8950 4700l500 600" svg:viewBox="0 0 501 601">
          <text:p/>
        </draw:connector>
        <draw:connector draw:style-name="gr3" draw:text-style-name="P1" draw:layer="layout" draw:type="line" svg:x1="8.95cm" svg:y1="4.7cm" svg:x2="11.65cm" svg:y2="5.3cm" draw:start-shape="id3" draw:start-glue-point="8" draw:end-shape="id8" draw:end-glue-point="4" svg:d="M8950 4700l2700 600" svg:viewBox="0 0 2701 601">
          <text:p/>
        </draw:connector>
        <draw:connector draw:style-name="gr2" draw:text-style-name="P1" draw:layer="layout" draw:type="line" svg:x1="9.45cm" svg:y1="5.3cm" svg:x2="11.35cm" svg:y2="4.7cm" draw:start-shape="id7" draw:start-glue-point="4" draw:end-shape="id4" draw:end-glue-point="8" svg:d="M9450 5300l1900-600" svg:viewBox="0 0 1901 601">
          <text:p/>
        </draw:connector>
        <draw:connector draw:style-name="gr2" draw:text-style-name="P1" draw:layer="layout" draw:type="line" svg:x1="11.65cm" svg:y1="5.3cm" svg:x2="11.35cm" svg:y2="4.7cm" draw:start-shape="id8" draw:start-glue-point="4" draw:end-shape="id4" draw:end-glue-point="8" svg:d="M11650 5300l-300-600" svg:viewBox="0 0 301 601">
          <text:p/>
        </draw:connector>
        <draw:custom-shape draw:style-name="gr4" draw:text-style-name="P3" draw:layer="layout" svg:width="11.013cm" svg:height="1.4cm" svg:x="1.7cm" svg:y="3.6cm">
          <text:p text:style-name="P2"><text:span text:style-name="T2">N(N</text:span><text:span text:style-name="T3">1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cm" svg:height="0.9cm" svg:x="1.7cm" svg:y="5.2cm">
          <text:p text:style-name="P2"><text:span text:style-name="T2">N2(N</text:span><text:span text:style-name="T3">1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cm" svg:height="1.4cm" svg:x="4.1cm" svg:y="3.6cm">
          <text:p text:style-name="P4"><text:span text:style-name="T4">M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1-15T16:37:19.673024769</meta:creation-date>
    <dc:date>2016-01-16T16:54:29.324271938</dc:date>
    <dc:creator>peter </dc:creator>
    <meta:editing-duration>P0D</meta:editing-duration>
    <meta:editing-cycles>2</meta:editing-cycles>
    <meta:generator>LibreOffice/4.2.8.2$Linux_x86 LibreOffice_project/420m0$Build-2</meta:generator>
    <meta:document-statistic meta:object-count="20"/>
  </office:meta>
</office:document-meta>
</file>